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64b63" officeooo:paragraph-rsid="00064b63"/>
    </style:style>
    <style:style style:name="P2" style:family="paragraph" style:parent-style-name="Standard">
      <style:text-properties style:font-name="Times New Roman" officeooo:rsid="00075ce5" officeooo:paragraph-rsid="00075ce5"/>
    </style:style>
    <style:style style:name="P3" style:family="paragraph" style:parent-style-name="Standard">
      <style:text-properties style:font-name="Times New Roman" officeooo:rsid="000775d9" officeooo:paragraph-rsid="000775d9"/>
    </style:style>
    <style:style style:name="P4" style:family="paragraph" style:parent-style-name="Standard">
      <style:text-properties style:font-name="Times New Roman" officeooo:rsid="000775d9" officeooo:paragraph-rsid="000775d9"/>
    </style:style>
    <style:style style:name="P5" style:family="paragraph" style:parent-style-name="Standard">
      <style:text-properties style:font-name="Times New Roman" officeooo:rsid="000a38d5" officeooo:paragraph-rsid="000a38d5"/>
    </style:style>
    <style:style style:name="P6" style:family="paragraph" style:parent-style-name="Standard">
      <style:text-properties style:font-name="Times New Roman" officeooo:rsid="000bad34" officeooo:paragraph-rsid="000bad34"/>
    </style:style>
    <style:style style:name="T1" style:family="text">
      <style:text-properties officeooo:rsid="00075ce5"/>
    </style:style>
    <style:style style:name="T2" style:family="text">
      <style:text-properties fo:font-weight="bold" officeooo:rsid="00075ce5" style:font-weight-asian="bold" style:font-weight-complex="bold"/>
    </style:style>
    <style:style style:name="T3" style:family="text">
      <style:text-properties officeooo:rsid="00077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6 Calculus</text:p>
      <text:p text:style-name="P1"/>
      <text:p text:style-name="P1">Most math books don't <text:span text:style-name="T1">reach Calculus until after Trigonometry but Calculus is actually a simple idea. Two simple ideas, actually. One is the </text:span><text:span text:style-name="T2">derivative</text:span><text:span text:style-name="T1">, which is really just the slope of a line. The other is the </text:span><text:span text:style-name="T2">integral</text:span><text:span text:style-name="T1">, which is really just adding up a bunch of rectangles. </text:span></text:p>
      <text:p text:style-name="P1"/>
      <text:p text:style-name="P2">The Derivative</text:p>
      <text:p text:style-name="P2"/>
      <text:p text:style-name="P2">The slope of a line is the direction in which a line is traveling, and is calculated by finding the vertical “rise” and the horizontal “run” from any one point to another, as shown in Figure 6-1:</text:p>
      <text:p text:style-name="P2"/>
      <text:p text:style-name="P2"/>
      <text:p text:style-name="P2">It's harder to find the slope <text:span text:style-name="T3">of a curve because the direction is constantly changing. By using a tiny “run,” however, you can accurately approximate the slope at any point, You have to figure a millionth of a unit should be a small enough run, so that's what we'll use. </text:span></text:p>
      <text:p text:style-name="P2"/>
      <text:p text:style-name="P3">Exercise 6.1:</text:p>
      <text:p text:style-name="P3">Write a “derivative” function that takes a function and an x-value as arguments and returns the derivative of the curve at that x-value.</text:p>
      <text:p text:style-name="P3"/>
      <text:p text:style-name="P5">Solution:</text:p>
      <text:p text:style-name="P6">def derivative(f,x):</text:p>
      <text:p text:style-name="P6"><text:s text:c="4"/>run = 1/1000000 #very small!</text:p>
      <text:p text:style-name="P6"><text:s text:c="4"/>rise = f(x+run) - f(x)</text:p>
      <text:p text:style-name="P6"><text:s text:c="4"/>return rise/run</text:p>
      <text:p text:style-name="P6"/>
      <text:p text:style-name="P6">Now when you ask for the derivative of the function f at x = 2, for example,</text:p>
      <text:p text:style-name="P6"/>
      <text:p text:style-name="P6">&gt;&gt;&gt; derivative(f,2)</text:p>
      <text:p text:style-name="P6">12.000006002210739</text:p>
      <text:p text:style-name="P6"/>
      <text:p text:style-name="P6">The “actual” value is 12, so with a small enough “run” we get a pretty good approximation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0:24:10.148000000</meta:creation-date>
    <dc:date>2016-12-24T11:44:58.190000000</dc:date>
    <meta:editing-duration>PT35M16S</meta:editing-duration>
    <meta:editing-cycles>3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6" meta:word-count="217" meta:character-count="1232" meta:non-whitespace-character-count="1017"/>
  </office:meta>
</office:document-meta>
</file>